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EE00000086BC017237A67A0BD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loext:graphic-properties draw:fill="solid" draw:fill-color="#e7e6e6"/>
      <style:paragraph-properties fo:background-color="#e7e6e6"/>
    </style:style>
    <style:style style:name="P5" style:family="paragraph" style:parent-style-name="Standard">
      <style:text-properties fo:color="#000000"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loext:graphic-properties draw:fill="solid" draw:fill-color="#e7e6e6"/>
      <style:paragraph-properties fo:background-color="#e7e6e6"/>
      <style:text-properties fo:color="#000000" style:font-name="Calibri" fo:font-size="11pt" fo:font-style="italic" style:text-underline-style="solid" style:text-underline-width="auto" style:text-underline-color="font-color" style:font-name-asian="Calibri1" style:font-size-asian="11pt" style:font-style-asian="italic" style:font-name-complex="Calibri1" style:font-size-complex="11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1.5pt solid #000000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P10" style:family="paragraph" style:parent-style-name="Standard">
      <style:paragraph-properties fo:margin-top="0in" fo:margin-bottom="0.0972in" loext:contextual-spacing="false" fo:line-height="115%"/>
    </style:style>
    <style:style style:name="P11" style:family="paragraph" style:parent-style-name="Standard">
      <style:paragraph-properties fo:margin-top="0in" fo:margin-bottom="0.0972in" loext:contextual-spacing="false" fo:line-height="115%"/>
      <style:text-properties fo:font-weight="bold" style:font-weight-asian="bold"/>
    </style:style>
    <style:style style:name="P12" style:family="paragraph" style:parent-style-name="Standard">
      <style:paragraph-properties fo:margin-top="0in" fo:margin-bottom="0.0972in" loext:contextual-spacing="false" fo:line-height="115%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style:font-name-asian="Arial1" style:font-name-complex="Arial1"/>
    </style:style>
    <style:style style:name="P16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style:font-name-asian="Arial1" style:font-name-complex="Arial1"/>
    </style:style>
    <style:style style:name="P17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9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1.4752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1" style:family="paragraph" style:parent-style-name="Standard" style:master-page-name="Standard">
      <style:paragraph-properties style:page-number="1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color="#000000" fo:font-size="11pt" fo:font-weight="normal" style:font-size-asian="11pt" style:font-weight-asian="normal" style:font-size-complex="11pt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Arial" style:text-underline-style="solid" style:text-underline-width="auto" style:text-underline-color="font-color" style:font-name-asian="Arial1" style:font-name-complex="Arial1"/>
    </style:style>
    <style:style style:name="T6" style:family="text">
      <style:text-properties style:font-name="Arial" fo:font-style="italic" style:text-underline-style="solid" style:text-underline-width="auto" style:text-underline-color="font-color" style:font-name-asian="Arial1" style:font-style-asian="italic" style:font-name-complex="Arial1"/>
    </style:style>
    <style:style style:name="T7" style:family="text">
      <style:text-properties style:font-name="Arial" style:font-name-asian="Arial1" style:font-name-complex="Arial1"/>
    </style:style>
    <style:style style:name="T8" style:family="text">
      <style:text-properties fo:font-style="italic" style:text-underline-style="solid" style:text-underline-width="auto" style:text-underline-color="font-color" style:font-style-asian="italic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style:text-underline-style="none" fo:font-weight="normal" style:font-name-asian="Arial1" style:font-weight-asian="normal" style:font-name-complex="Arial1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tyle="italic" style:text-underline-style="solid" style:text-underline-width="auto" style:text-underline-color="font-color" fo:font-weight="normal" style:font-name-asian="Arial1" style:font-style-asian="italic" style:font-weight-asian="normal" style:font-name-complex="Arial1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8" style:family="text">
      <style:text-properties fo:font-weight="normal" style:font-weight-asian="normal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ome: <text:s text:c="46"/></text:p>
      <text:p text:style-name="Standard">RA: </text:p>
      <text:p text:style-name="Standard">Disciplina matriculado(a): Probabilidade e Estatística – <text:span text:style-name="T1">Eng. Comp. </text:span></text:p>
      <text:p text:style-name="P8"/>
      <text:p text:style-name="P9">Para todas as questões abaixo, <text:span text:style-name="T3">interprete os resultados e apresente os códigos e gráficos, quando necessário</text:span>. <text:s/>As bases de dados estão em anexo do Google Classroom, já salvas em CSV, com o separador decimal em Inglês, ou seja, as decimais estão separadas por ponto. <text:span text:style-name="T3">Cada questão vale 0,5 pontos.</text:span> </text:p>
      <text:p text:style-name="P9"/>
      <text:p text:style-name="P2"/>
      <text:p text:style-name="P3"><text:span text:style-name="T4">Questão 1)</text:span> O tempo de duração (em horas) de 100 vigas metálicas, após teste de força, está apresentado no arquivo ex1.csv. Determine:</text:p>
      <text:p text:style-name="Standard">a) Qual o melhor modelo de probabilidade que representa tais tempos?</text:p>
      <text:p text:style-name="P10"><text:span text:style-name="T5">Resposta:</text:span></text:p>
      <text:p text:style-name="P4"><text:span text:style-name="T8">Códigos: </text:span></text:p>
      <text:p text:style-name="P11"/>
      <text:p text:style-name="P10">b) Determine a probabilidade de uma viga durar menos de 300 horas.<text:span text:style-name="T4"> </text:span></text:p>
      <text:p text:style-name="P10"><text:span text:style-name="T5">Resposta:</text:span></text:p>
      <text:p text:style-name="P4"><text:span text:style-name="T8">Códigos: </text:span></text:p>
      <text:p text:style-name="P12"/>
      <text:p text:style-name="P10">c) Determine a probabilidade de uma viga durar entre 200 e 400 horas.<text:span text:style-name="T4"> </text:span></text:p>
      <text:p text:style-name="P10"><text:span text:style-name="T5">Resposta:</text:span></text:p>
      <text:p text:style-name="P4"><text:span text:style-name="T8">Códigos:</text:span></text:p>
      <text:p text:style-name="P12"/>
      <text:p text:style-name="P10"><text:soft-page-break/>d) Serão descartadas 70% das vigas com menor tempo de duração. Determine o tempo ideal de descarte, ou seja, o tempo que limita o descarte das vigas.</text:p>
      <text:p text:style-name="P10"><text:span text:style-name="T5">Resposta:</text:span></text:p>
      <text:p text:style-name="P4"><text:span text:style-name="T8">Códigos:</text:span></text:p>
      <text:p text:style-name="P12"/>
      <text:p text:style-name="P10">e) Apresente graficamente o histograma dos dados juntamente com o modelo escolhido (ajustado) na resposta A). </text:p>
      <text:p text:style-name="P10"><text:span text:style-name="T5">Resposta:</text:span></text:p>
      <text:p text:style-name="P4"><text:span text:style-name="T6">Códigos:</text:span></text:p>
      <text:p text:style-name="P2"/>
      <text:p text:style-name="P3"><text:span text:style-name="T4">Questão 2)</text:span> <text:span text:style-name="T9">Uma empresa </text:span><text:span text:style-name="T7">está</text:span><text:span text:style-name="T9"> interessada em estudar o comportamento dos </text:span><text:span text:style-name="T10">produtos eletrônicos</text:span><text:span text:style-name="T9"> produzidos por ela. Em um teste com 20 desses produtos produzidos, 6 apresentaram </text:span><text:span text:style-name="T10">defeitos</text:span><text:span text:style-name="T9">. </text:span><text:span text:style-name="T10">Em uma semana foram produzidos </text:span><text:span text:style-name="T11">100 novos</text:span><text:span text:style-name="T10"> produtos. Determine</text:span><text:span text:style-name="T9">:</text:span><text:span text:style-name="T12"> </text:span></text:p>
      <text:p text:style-name="P13"><text:span text:style-name="T14">a) A probabilidade de mais de 75 ou mais não apresentarem defeito? </text:span></text:p>
      <text:p text:style-name="P13"><text:span text:style-name="T15">Resposta:</text:span></text:p>
      <text:p text:style-name="P4"><text:span text:style-name="T8">Códigos: <text:s/></text:span></text:p>
      <text:p text:style-name="P15"/>
      <text:p text:style-name="P13"><text:span text:style-name="T14">b) A probabilidade de exatamente 70 não apresentarem defeito? </text:span></text:p>
      <text:p text:style-name="P13"><text:span text:style-name="T15">Resposta:</text:span></text:p>
      <text:p text:style-name="P4"><text:span text:style-name="T8">Códigos: </text:span></text:p>
      <text:p text:style-name="P15"/>
      <text:p text:style-name="P13"><text:span text:style-name="T14">c) A probabilidade de menos de 20 produtos apresentarem defeito? </text:span></text:p>
      <text:p text:style-name="P13"><text:span text:style-name="T15">Resposta:</text:span></text:p>
      <text:p text:style-name="P4"><text:span text:style-name="T8">Códigos: </text:span></text:p>
      <text:p text:style-name="P15"/>
      <text:p text:style-name="P13"><text:soft-page-break/><text:span text:style-name="T14">d) Se no próximo mês forem produzidos 4000 produtos, quantos irão falhar em média?</text:span></text:p>
      <text:p text:style-name="P13"><text:span text:style-name="T15">Resposta:</text:span></text:p>
      <text:p text:style-name="P4"><text:span text:style-name="T8">Códigos: </text:span></text:p>
      <text:p text:style-name="P16"/>
      <text:p text:style-name="P14"><text:span text:style-name="T14">e) Apresente graficamente todas as probabilidades de não apresentar falha, <text:s/>considerando os n=100 produtos.</text:span></text:p>
      <text:p text:style-name="P13"><text:span text:style-name="T15">Resposta:</text:span></text:p>
      <text:p text:style-name="P4"><text:span text:style-name="T8">Códigos: </text:span></text:p>
      <text:p text:style-name="P17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Standard"><text:span text:style-name="T4">Questão 3)</text:span> <text:span text:style-name="T1">Um </text:span>algoritmo<text:span text:style-name="T1"> de detecção de anomalias capta, em média, 20 </text:span>erros <text:span text:style-name="T1">por hora.</text:span> <text:span text:style-name="T1">Determine:</text:span></text:p>
      <text:p text:style-name="Standard"><text:span text:style-name="T1">a) A probabilidade de detectar 15 erros em uma hora?</text:span></text:p>
      <text:p text:style-name="P13"><text:span text:style-name="T15">Resposta:</text:span></text:p>
      <text:p text:style-name="P4"><text:span text:style-name="T8">Códigos: <text:s/></text:span></text:p>
      <text:p text:style-name="P5"/>
      <text:p text:style-name="Standard"><text:soft-page-break/><text:span text:style-name="T1">b) A probabilidade de detectar entre 20 e 30 erros em uma hora?</text:span></text:p>
      <text:p text:style-name="P13"><text:span text:style-name="T15">Resposta:</text:span></text:p>
      <text:p text:style-name="P4"><text:span text:style-name="T8">Códigos:</text:span></text:p>
      <text:p text:style-name="P17"/>
      <text:p text:style-name="Standard"><text:span text:style-name="T1">c) A probabilidade de detectar mais de 449 erros em um dia?</text:span></text:p>
      <text:p text:style-name="P13"><text:span text:style-name="T15">Resposta:</text:span></text:p>
      <text:p text:style-name="P4"><text:span text:style-name="T8">Códigos: </text:span></text:p>
      <text:p text:style-name="P17"/>
      <text:p text:style-name="P3"><text:span text:style-name="T18">d) Um novo algoritmo foi testad</text:span><text:span text:style-name="T2">o</text:span><text:span text:style-name="T18">, sendo que a média </text:span><text:span text:style-name="T2">de detecção </text:span><text:span text:style-name="T18">em uma hora foi de 30 </text:span><text:span text:style-name="T2">erros</text:span><text:span text:style-name="T18">. Esse </text:span>algoritmo<text:span text:style-name="T18"> será adquirido pela empresa caso detecte </text:span><text:span text:style-name="T2">na próxima hora mais de 34 erros. Determine a probabilidade da compra ser realizada. <text:s/></text:span></text:p>
      <text:p text:style-name="P13"><text:span text:style-name="T15">Resposta:</text:span></text:p>
      <text:p text:style-name="P4"><text:span text:style-name="T8">Códigos: </text:span></text:p>
      <text:p text:style-name="P17"/>
      <text:p text:style-name="Standard"><text:span text:style-name="T1">e) </text:span>Apresente <text:span text:style-name="T1">o gráfico das probabilidades de detecção de erros do algoritmo, considerando <text:s/>o algoritmo com média de 20 </text:span>erros <text:span text:style-name="T1">por hora. </text:span></text:p>
      <text:p text:style-name="P13"><text:span text:style-name="T15">Resposta:</text:span></text:p>
      <text:p text:style-name="P4"><text:span text:style-name="T8">Códigos: 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/>
      <text:p text:style-name="Standard"><text:span text:style-name="T4">Questão 4)</text:span> O peso de <text:span text:style-name="T1">um</text:span> produto, em Kg, foi determinado em uma amostra de tamanho 300 (Ver anexo ex4.csv). Determine:</text:p>
      <text:p text:style-name="Standard">a) Qual o melhor modelo de probabilidade que representa tais <text:span text:style-name="T1">pesos</text:span>?</text:p>
      <text:p text:style-name="P13"><text:span text:style-name="T15">Resposta:</text:span></text:p>
      <text:p text:style-name="P4"><text:span text:style-name="T8">Códigos: </text:span></text:p>
      <text:p text:style-name="P18"/>
      <text:p text:style-name="P13"><text:span text:style-name="T16">b) Determine a probabilidade de um produto não pesar entre 45 e 55kg.</text:span></text:p>
      <text:p text:style-name="P13"><text:span text:style-name="T15">Resposta:</text:span></text:p>
      <text:p text:style-name="P4"><text:span text:style-name="T8">Códigos:</text:span></text:p>
      <text:p text:style-name="P17"/>
      <text:p text:style-name="P13"><text:span text:style-name="T16">c) Determine a probabilidade de um peso ter exatamente 50Kg. </text:span><text:span text:style-name="T17"><text:s/></text:span></text:p>
      <text:p text:style-name="P13"><text:span text:style-name="T15">Resposta: </text:span></text:p>
      <text:p text:style-name="P6"/>
      <text:p text:style-name="P17"/>
      <text:p text:style-name="P13"><text:span text:style-name="T16">d) Os produtos serão classificados entre: leves (30% mais baixos), médios (pesos entre 30 a 70%) e pesados (os 30% maiores). Determine os limites dos pesos para realizar essa classificação. </text:span></text:p>
      <text:p text:style-name="P13"><text:span text:style-name="T15">Resposta:</text:span></text:p>
      <text:p text:style-name="P4"><text:span text:style-name="T13">Códigos:</text:span></text:p>
      <text:p text:style-name="P19"/>
      <text:p text:style-name="P13"><text:span text:style-name="T16">e) Apresente graficamente o histograma dos dados juntamente com o modelo escolhido (ajustado) na resposta A). </text:span></text:p>
      <text:p text:style-name="P13"><text:soft-page-break/><text:span text:style-name="T15">Resposta:</text:span></text:p>
      <text:p text:style-name="P4"><text:span text:style-name="T13">Códigos:</text:span></text:p>
      <text:p text:style-name="P17"/>
      <text:p text:style-name="P1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1.4752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10"/>Segunda avaliação <text:s/><text:tab/><text:tab/>Prof. Thiago Gentil Ramires - Probabilidade e Estatística</text:span><draw:frame draw:style-name="Mfr1" draw:name="image1.jpg" text:anchor-type="char" svg:x="-0.8063in" svg:y="-0.3043in" svg:width="1.0362in" svg:height="0.5835in" draw:z-index="5"><draw:image xlink:href="Pictures/10000000000000EE00000086BC017237A67A0BDF.jpg" xlink:type="simple" xlink:show="embed" xlink:actuate="onLoad" loext:mime-type="image/jpeg"/><svg:desc>III Encontro de Português para Falantes de Outras Línguas (III EPFOL) -  Plataforma 9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68" meta:word-count="518" meta:character-count="3335" meta:non-whitespace-character-count="2789"/>
    <meta:generator>LibreOfficeDev/6.0.5.2$Linux_X86_64 LibreOffice_project/</meta:generator>
  </office:meta>
</office:document-meta>
</file>